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3.085cm" fo:min-width="17.2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163cm" fo:min-width="17.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147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925cm" fo:min-width="3.818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3.81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3.31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4.199cm"/>
    </style:style>
    <style:style style:name="gr9" style:family="graphic" style:parent-style-name="standard">
      <style:graphic-properties draw:stroke="none" svg:stroke-color="#000000" draw:fill="none" draw:fill-color="#ffffff" fo:min-height="3.607cm"/>
    </style:style>
    <style:style style:name="gr10" style:family="graphic" style:parent-style-name="standard">
      <style:graphic-properties draw:stroke="none" svg:stroke-color="#000000" draw:fill="none" draw:fill-color="#ffffff" fo:min-height="1.782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13.335cm" svg:x="2.27cm" svg:y="2.3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2.413cm" svg:x="2.27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259cm" svg:height="0.962cm" svg:x="17.129cm" svg:y="2.832cm">
          <draw:text-box>
            <text:p>Signin</text:p>
          </draw:text-box>
        </draw:frame>
        <draw:frame draw:style-name="gr4" draw:text-style-name="P4" draw:layer="layout" svg:width="7.239cm" svg:height="1.397cm" svg:x="2.143cm" svg:y="2.524cm">
          <draw:text-box>
            <text:p><text:span text:style-name="T1">Simplerium</text:span></text:p>
          </draw:text-box>
        </draw:frame>
        <draw:custom-shape draw:style-name="gr5" draw:text-style-name="P2" draw:layer="layout" svg:width="4.318cm" svg:height="3.175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318cm" svg:height="3.302cm" svg:x="6.715cm" svg:y="4.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3.302cm" svg:x="11.16cm" svg:y="4.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699cm" svg:height="3.302cm" svg:x="15.097cm" svg:y="4.81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3.937cm" svg:height="3.857cm" svg:x="2.778cm" svg:y="4.81cm">
          <draw:text-box>
            <text:p>Add/remove properties</text:p>
          </draw:text-box>
        </draw:frame>
        <draw:frame draw:style-name="gr10" draw:text-style-name="P3" draw:layer="layout" svg:width="3.81cm" svg:height="2.032cm" svg:x="7.096cm" svg:y="5.318cm">
          <draw:text-box>
            <text:p>View Property</text:p>
          </draw:text-box>
        </draw:frame>
        <draw:frame draw:style-name="gr10" draw:text-style-name="P3" draw:layer="layout" svg:width="3.81cm" svg:height="2.032cm" svg:x="11.16cm" svg:y="5.191cm">
          <draw:text-box>
            <text:p>View Property</text:p>
          </draw:text-box>
        </draw:frame>
        <draw:frame draw:style-name="gr10" draw:text-style-name="P3" draw:layer="layout" svg:width="3.81cm" svg:height="2.032cm" svg:x="15.351cm" svg:y="5.191cm">
          <draw:text-box>
            <text:p>View Propert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4:36:32.196960415</meta:creation-date>
    <dc:date>2019-09-26T19:06:42.482860159</dc:date>
    <meta:editing-duration>P2DT23H5M24S</meta:editing-duration>
    <meta:editing-cycles>2</meta:editing-cycles>
    <meta:generator>LibreOffice/6.2.5.2$Linux_X86_64 LibreOffice_project/20$Build-2</meta:generator>
    <meta:document-statistic meta:object-count="12"/>
  </office:meta>
</office:document-meta>
</file>